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22cdbb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color="#000000" style:font-name="DejaVu Sans Mono" officeooo:paragraph-rsid="0022cdbb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color="#000000" style:font-name="DejaVu Sans Mono" officeooo:paragraph-rsid="0022cdbb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52e3f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officeooo:rsid="001b9570" style:font-size-asian="12pt" style:font-size-complex="12pt" loext:padding="0cm" loext:border="none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22cdbb" style:font-size-asian="12pt" style:font-size-complex="12pt" loext:padding="0cm" loext:border="none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252e3f" style:font-size-asian="12pt" style:font-size-complex="12pt" loext:padding="0cm" loext:border="none"/>
    </style:style>
    <style:style style:name="T5" style:family="text">
      <style:text-properties fo:font-variant="normal" fo:text-transform="none" fo:color="#000080" fo:font-size="12pt" fo:letter-spacing="normal" fo:font-style="normal" fo:font-weight="bold" officeooo:rsid="0022cdbb" style:font-size-asian="12pt" style:font-size-complex="12pt" loext:padding="0cm" loext:border="none"/>
    </style:style>
    <style:style style:name="T6" style:family="text">
      <style:text-properties fo:font-variant="normal" fo:text-transform="none" fo:font-size="12pt" fo:letter-spacing="normal" fo:font-style="normal" fo:font-weight="normal" officeooo:rsid="0022cdbb" style:font-size-asian="12pt" style:font-size-complex="12pt" loext:padding="0cm" loext:border="none"/>
    </style:style>
    <style:style style:name="T7" style:family="text">
      <style:text-properties style:font-name="DejaVu Sans Mono"/>
    </style:style>
    <style:style style:name="T8" style:family="text">
      <style:text-properties fo:color="#000080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 fo:font-weight="bold"/>
    </style:style>
    <style:style style:name="T11" style:family="text">
      <style:text-properties fo:color="#008080" style:font-name="DejaVu Sans Mono" fo:font-weight="bold"/>
    </style:style>
    <style:style style:name="T12" style:family="text">
      <style:text-properties fo:color="#008080" fo:font-weight="bold"/>
    </style:style>
    <style:style style:name="T13" style:family="text">
      <style:text-properties fo:color="#660099"/>
    </style:style>
    <style:style style:name="T14" style:family="text">
      <style:text-properties fo:color="#660099" style:font-name="DejaVu Sans Mono"/>
    </style:style>
    <style:style style:name="T15" style:family="text">
      <style:text-properties fo:color="#0000ff" style:font-name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trong_20_Emphasis"><text:span text:style-name="T1">Atividade para fazer em Casa</text:span></text:span></text:p>
      <text:p text:style-name="P8"><text:span text:style-name="Strong_20_Emphasis"><text:span text:style-name="T1"/></text:span></text:p>
      <text:p text:style-name="P9"><text:span text:style-name="Strong_20_Emphasis"><text:span text:style-name="T4">gerar pdf + olá mundo </text:span></text:span></text:p>
      <text:p text:style-name="P1"><text:span text:style-name="Strong_20_Emphasis"><text:span text:style-name="T1"/></text:span></text:p>
      <text:p text:style-name="P4"><text:span text:style-name="Strong_20_Emphasis"><text:span text:style-name="T5">import </text:span></text:span><text:span text:style-name="Strong_20_Emphasis"><text:span text:style-name="T6">PySimpleGUI </text:span></text:span><text:span text:style-name="Strong_20_Emphasis"><text:span text:style-name="T5">as </text:span></text:span><text:span text:style-name="Strong_20_Emphasis"><text:span text:style-name="T6">sg</text:span></text:span></text:p>
      <text:p text:style-name="P5"><text:span text:style-name="T9">import </text:span>pdfkit</text:p>
      <text:p text:style-name="P5">layout = [</text:p>
      <text:p text:style-name="P6"><text:s text:c="10"/><text:span text:style-name="T7">[sg.Text(</text:span><text:span text:style-name="T11">'Por favor, entre com os dados solicitados para cadastro.'</text:span><text:span text:style-name="T7">)],</text:span></text:p>
      <text:p text:style-name="P6"><text:s text:c="10"/><text:span text:style-name="T7">[sg.Text(</text:span><text:span text:style-name="T11">'Nome *'</text:span><text:span text:style-name="T7">, </text:span><text:span text:style-name="T14">size</text:span><text:span text:style-name="T7">=(</text:span><text:span text:style-name="T15">15</text:span><text:span text:style-name="T7">, </text:span><text:span text:style-name="T15">1</text:span><text:span text:style-name="T7">)), sg.InputText(</text:span><text:span text:style-name="T14">key</text:span><text:span text:style-name="T7">=</text:span><text:span text:style-name="T11">'nome'</text:span><text:span text:style-name="T7">)],</text:span></text:p>
      <text:p text:style-name="P6"><text:s text:c="10"/><text:span text:style-name="T7">[sg.Text(</text:span><text:span text:style-name="T11">'CPF *'</text:span><text:span text:style-name="T7">, </text:span><text:span text:style-name="T14">size</text:span><text:span text:style-name="T7">=(</text:span><text:span text:style-name="T15">15</text:span><text:span text:style-name="T7">, </text:span><text:span text:style-name="T15">1</text:span><text:span text:style-name="T7">)), sg.InputText(</text:span><text:span text:style-name="T14">key</text:span><text:span text:style-name="T7">=</text:span><text:span text:style-name="T11">'cpf'</text:span><text:span text:style-name="T7">)],</text:span></text:p>
      <text:p text:style-name="P6"><text:s text:c="10"/><text:span text:style-name="T7">[sg.Text(</text:span><text:span text:style-name="T11">'E-mail'</text:span><text:span text:style-name="T7">, </text:span><text:span text:style-name="T14">size</text:span><text:span text:style-name="T7">=(</text:span><text:span text:style-name="T15">15</text:span><text:span text:style-name="T7">, </text:span><text:span text:style-name="T15">1</text:span><text:span text:style-name="T7">)), sg.InputText(</text:span><text:span text:style-name="T14">key</text:span><text:span text:style-name="T7">=</text:span><text:span text:style-name="T11">'email'</text:span><text:span text:style-name="T7">)],</text:span></text:p>
      <text:p text:style-name="P6"><text:s text:c="10"/><text:span text:style-name="T7">[sg.Text(</text:span><text:span text:style-name="T11">'Telefone'</text:span><text:span text:style-name="T7">, </text:span><text:span text:style-name="T14">size</text:span><text:span text:style-name="T7">=(</text:span><text:span text:style-name="T15">15</text:span><text:span text:style-name="T7">, </text:span><text:span text:style-name="T15">1</text:span><text:span text:style-name="T7">)), sg.InputText(</text:span><text:span text:style-name="T14">key</text:span><text:span text:style-name="T7">=</text:span><text:span text:style-name="T11">'telefone'</text:span><text:span text:style-name="T7">)],</text:span></text:p>
      <text:p text:style-name="P6"><text:s text:c="10"/><text:span text:style-name="T7">[sg.Submit(</text:span><text:span text:style-name="T11">'Enviar'</text:span><text:span text:style-name="T7">, </text:span><text:span text:style-name="T14">key</text:span><text:span text:style-name="T7">=</text:span><text:span text:style-name="T11">'ok'</text:span><text:span text:style-name="T7">, </text:span><text:span text:style-name="T14">size</text:span><text:span text:style-name="T7">=(</text:span><text:span text:style-name="T15">15</text:span><text:span text:style-name="T7">, </text:span><text:span text:style-name="T15">1</text:span><text:span text:style-name="T7">)), sg.Cancel(</text:span><text:span text:style-name="T11">'Cancelar'</text:span><text:span text:style-name="T7">, </text:span><text:span text:style-name="T14">size</text:span><text:span text:style-name="T7">=(</text:span><text:span text:style-name="T15">15</text:span><text:span text:style-name="T7">, </text:span><text:span text:style-name="T15">1</text:span><text:span text:style-name="T7">)), sg.Text(</text:span><text:span text:style-name="T11">'Campo Obrigatório *'</text:span><text:span text:style-name="T7">, </text:span><text:span text:style-name="T14">size</text:span><text:span text:style-name="T7">=(</text:span><text:span text:style-name="T15">20</text:span><text:span text:style-name="T7">, </text:span><text:span text:style-name="T15">1</text:span><text:span text:style-name="T7">))]</text:span></text:p>
      <text:p text:style-name="P6"><text:s text:c="10"/><text:span text:style-name="T7">]</text:span></text:p>
      <text:p text:style-name="P5">window = sg.Window(<text:span text:style-name="T12">'Cadastro no UPSUS'</text:span>, <text:span text:style-name="T13">layout</text:span>=layout, <text:span text:style-name="T13">resizable</text:span>=<text:span text:style-name="T9">True</text:span>)</text:p>
      <text:p text:style-name="P5">button, values = window.Read()</text:p>
      <text:p text:style-name="P5"><text:span text:style-name="T9">if </text:span>button == <text:span text:style-name="T12">'ok'</text:span>:</text:p>
      <text:p text:style-name="P6"><text:s text:c="4"/><text:span text:style-name="T10">while </text:span><text:span text:style-name="T7">values[</text:span><text:span text:style-name="T11">'nome'</text:span><text:span text:style-name="T7">] == </text:span><text:span text:style-name="T11">'' </text:span><text:span text:style-name="T10">or </text:span><text:span text:style-name="T7">values[</text:span><text:span text:style-name="T11">'cpf'</text:span><text:span text:style-name="T7">] == </text:span><text:span text:style-name="T11">''</text:span><text:span text:style-name="T7">:</text:span></text:p>
      <text:p text:style-name="P6"><text:s text:c="8"/><text:span text:style-name="T7">sg.Popup(</text:span><text:span text:style-name="T11">'Alerta!!!'</text:span><text:span text:style-name="T7">, </text:span><text:span text:style-name="T11">'O Nome e o CPF são campos obrigatórios.'</text:span><text:span text:style-name="T7">)</text:span></text:p>
      <text:p text:style-name="P6"><text:s text:c="8"/><text:span text:style-name="T7">button, values = window.Read()</text:span></text:p>
      <text:p text:style-name="P6"><text:s text:c="4"/><text:span text:style-name="T7">pdfkit.from_string(</text:span><text:span text:style-name="T11">'Olá mundo!'</text:span><text:span text:style-name="T7">, </text:span><text:span text:style-name="T11">'out.pdf'</text:span><text:span text:style-name="T7">)</text:span></text:p>
      <text:p text:style-name="P7"><text:span text:style-name="T8">print</text:span>(values)</text:p>
      <text:p text:style-name="P3"><text:span text:style-name="Strong_20_Emphasis"><text:span text:style-name="T3"/></text:span></text:p>
      <text:p text:style-name="P2"><text:span text:style-name="Strong_20_Emphasis"><text:span text:style-name="T3"/></text:span></text:p>
      <text:p text:style-name="P1"><text:bookmark text:name="__DdeLink__230_2787056081"/><text:span text:style-name="Strong_20_Emphasis"><text:span text:style-name="T2"/></text:span></text:p>
      <text:p text:style-name="P1"><text:span text:style-name="Strong_20_Emphasis"><text:span text:style-name="T2"><text:s text:c="4"/></text:span></text:span></text:p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2:57:21.872903838</meta:creation-date>
    <dc:date>2019-05-19T11:59:29.683554025</dc:date>
    <meta:editing-duration>PT26M36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99" meta:character-count="957" meta:non-whitespace-character-count="779"/>
  </office:meta>
</office:document-meta>
</file>